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HttpMessageConverterJSONPCaseTest.test5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JsonHttpMessageConverterJSONPCaseTest.tes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JsonHttpMessageConverterJSONPCaseTest.isInjec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JsonHttpMessageConverterJSONPCaseTest.test3_Jsonp_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astJsonHttpMessageConverterJSONPCaseTest.te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JsonHttpMessageConverterJSONPCaseTest.test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JsonHttpMessageConverterJSONPCaseTest.test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JsonHttpMessageConverterJSONPCase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.jsonpResponseBody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JSONPCaseTest.test4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stJsonHttpMessageConverterJSONPCaseTest.test3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JsonHttpMessageConverterJSONPCaseTest.test2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JsonHttpMessageConverterJSONPCaseTest.test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JsonHttpMessageConverterJSONPCaseTest.test1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.extendMessageConverters( List &lt; HttpMessageConverter &lt; ? &gt; &gt; 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.fastJsonViewResponseBody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HttpMessageConverterJSONPCaseTest.test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JsonHttpMessageConverterJSONPCaseTest.test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JsonHttpMessageConverterJSONPCaseTest.test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